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Task 3</text:p>
      <text:p text:style-name="Normal">Cystic fibrosis<text:s/></text:p>
      <text:p text:style-name="Normal"><text:bookmark-start text:name="_Hlk133624266"/>Definition, Cause, Symptoms, Treatment and Prevention</text:p>
      <text:p text:style-name="Normal"><text:bookmark-end text:name="_Hlk133624266"/>Cystic fibrosis is a disease<text:s/>which takes affect on<text:s/>the lungs, digestive system and reproductive system<text:s/>in which excessive amount of mucus build up in the lungs, digestive tract and other area</text:p>
      <text:p text:style-name="Normal">Cystic fibrosis is a genetically inherited condition passed down through families when a child inherits one of the mutated genes from each parent.</text:p>
      <text:p text:style-name="Normal">Symptoms<text:s/>include difficulty breathing, wheezing, poor appetite, tiredness, diarrhoea/constipation and snotty coughs.</text:p>
      <text:p text:style-name="Normal">Current treatments are available such as chest physio, antibiotics, inhalers,<text:s/>percutaneous endoscopic gastrostomy<text:s/>and regular exercise can help manage cystic fibrosis but there is no cure or permanent solution.</text:p>
      <text:p text:style-name="Normal">Currently no preventions for cystic fibrosis are known as its genetic.</text:p>
      <text:p text:style-name="Normal"/>
      <text:p text:style-name="Normal">Pneumonia</text:p>
      <text:p text:style-name="Normal">Definition, Cause, Symptoms, Treatment and Prevention</text:p>
      <text:p text:style-name="Normal">Pneumonia is an<text:s/>mild illness/infection<text:s/>in which causes inflammation of<text:s/>the air sacs in one or both lungs.<text:s/>This can cause the lungs to<text:s/>fill with<text:s/>excess<text:s/>fluid or<text:s/>pus.<text:s/></text:p>
      <text:p text:style-name="Normal">Pneumonia is caused by many germs in which result in infection , Viral pneumonia is caused by a variety of viruses, the most common being the influenza virus and Bacterial pneumonia which is caused by pneumococcal bacteria.</text:p>
      <text:p text:style-name="Normal">Symptoms of pneumonia include stubborn chest pains when breathing, fatigue, fever/excessive sweating, nausea/vomiting or diarrhoea, loss of appetite. For some individuals it may include headaches, coughing blood, body aches and abdominal pain.</text:p>
      <text:p text:style-name="Normal">Pneumonia is treated in two forms depending if its caused by a virus or bacteria. If the cause was infection antibiotics can treat it. Antibiotics will not treat viral pneumonia so antiviral medication may be necessary though symptoms can be managed by rest.</text:p>
      <text:p text:style-name="Normal">Pneumonia can be prevented by vaccinations such as the pneumococcal vaccine, good hygiene and not smoking to maintain a strong immune syste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indi Bolsover</meta:initial-creator>
    <dc:creator>Cindi Bolsover</dc:creator>
    <meta:creation-date>2023-04-28T17:47:00Z</meta:creation-date>
    <dc:date>2023-04-28T17:47:00Z</dc:date>
    <meta:template xlink:href="Normal" xlink:type="simple"/>
    <meta:editing-cycles>2</meta:editing-cycles>
    <meta:editing-duration>PT42600S</meta:editing-duration>
    <meta:document-statistic meta:page-count="1" meta:paragraph-count="3" meta:word-count="285" meta:character-count="1913" meta:row-count="13" meta:non-whitespace-character-count="1631"/>
  </office:meta>
</office:document-meta>
</file>